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104.46pt"/>
    </style:style>
    <style:style style:name="co3" style:family="table-column">
      <style:table-column-properties fo:break-before="auto" style:column-width="35.49pt"/>
    </style:style>
    <style:style style:name="co4" style:family="table-column">
      <style:table-column-properties fo:break-before="auto" style:column-width="105.99pt"/>
    </style:style>
    <style:style style:name="co5" style:family="table-column">
      <style:table-column-properties fo:break-before="auto" style:column-width="36.2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il 6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ilding=y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anduse=fores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arrier=wa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ighway=residentia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anduse=farmland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ailway=rai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ilding=hous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urface=unpave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atural=scru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ighway=servic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ighway=secondary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ighway=turning_circl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ighway=track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idge=ye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atural=wetla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aterway=stre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ice=driveway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oundary=administrativ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ighway=unclassified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oot=ye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intermittent=ye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wer=tow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uilding=garag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lace=localit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neway=y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ice=parking_aisl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uilding=hu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atural=tre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neway=no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waterway=ditch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atural=wat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rrier=fenc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rrier=ga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ighway=footwa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menity=parking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urface=groun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uilding=residentia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anduse=gras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eisure=pitch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urface=asphal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urface=paved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lace=villag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ighway=pat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icycle=ye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lace=hamle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ighway=tertiary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ighway=crossing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uilding=industria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ccess=priva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uilding=apartment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urface=grave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atural=wood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ighway=primary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waterway=rive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anduse=residentia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anduse=meadow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highway=traffic_signal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wer=pol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ighway=bus_stop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highway=cycleway</text:p>
          </table:table-cell>
        </table:table-row>
      </table:table>
      <table:table table:name="fil 9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ilding=y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rrier=fenc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tural=coastli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ighway=residentia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menity=parking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uilding=detach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ilding=hous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anduse=gras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menity=place_of_worshi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ighway=servic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urface=paved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arrier=hedg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ighway=track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icycle=ye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highway=living_stree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aterway=strea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ighway=crossing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menity=schoo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ighway=unclassified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uilding=apartment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building=she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wer=tow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ighway=primary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rea=ye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neway=y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anduse=meadow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ighway=trun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atural=tre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ighway=bus_stop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uilding=roof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atural=wat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arrier=wall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bicycle=n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ighway=footway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ailway=rail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ervice=alle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uilding=residential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atural=scrub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way=motorway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urface=asphal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ighway=turning_circl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highway=street_lamp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ighway=path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atural=wetland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menity=bench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ighway=tertiary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oundary=administrativ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way=step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ccess=privat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intermittent=ye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eligion=christia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atural=wood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lace=locality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unnel=ye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anduse=residential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uilding=hut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ublic_transport=platform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wer=pol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waterway=ditch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menity=restauran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anduse=fores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rrier=gat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eisure=swimming_poo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anduse=farmlan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urface=ground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foot=designate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urface=unpaved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eisure=pitch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leisure=par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ighway=secondary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lace=villag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waterway=drai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ridge=ye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lace=hamlet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anduse=farmyar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ervice=driveway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uilding=industria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dmin_level=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oot=ye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urface=gravel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highway=motorway_lin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uilding=garag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waterway=rive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ailway=level_crossin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ervice=parking_aisl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highway=traffic_signals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unnel=culver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neway=no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highway=cycleway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uilding=commercial</text:p>
          </table:table-cell>
        </table:table-row>
      </table:table>
      <table:table table:name="unf 6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ilding=y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anduse=fores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arrier=wa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ighway=residentia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anduse=farmland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ailway=rai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ilding=hous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urface=unpave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atural=scru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ighway=servic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ighway=secondary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ighway=turning_circl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ighway=track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idge=ye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atural=wetla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aterway=stre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ice=driveway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oundary=administrativ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ighway=unclassified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oot=ye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intermittent=ye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wer=tow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uilding=garag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lace=localit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neway=y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ice=parking_aisl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uilding=hu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atural=tre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neway=no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eaf_type=broadleave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atural=wat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rrier=fenc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aterway=ditch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ighway=footwa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menity=parking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arrier=gat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uilding=residentia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anduse=gras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urface=gr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urface=asphal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urface=paved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eisure=pitch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ighway=pat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icycle=ye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lace=villag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ighway=tertiary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ighway=crossing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lace=hamle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ccess=priva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uilding=apartment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uilding=industria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atural=wood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ighway=primary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urface=grave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anduse=residentia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anduse=meadow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waterway=rive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wer=pol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ighway=bus_stop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highway=traffic_signal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8">00/00/0000</text:date>, <text:time style:data-style-name="N2" text:time-value="13:33:40.4781519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1T20:41:18.864622558</meta:creation-date>
    <dc:date>2017-07-08T13:37:21.811253530</dc:date>
    <meta:editing-duration>PT3M44S</meta:editing-duration>
    <meta:editing-cycles>5</meta:editing-cycles>
    <meta:generator>LibreOffice/5.1.6.2$Linux_X86_64 LibreOffice_project/10m0$Build-2</meta:generator>
    <meta:document-statistic meta:table-count="3" meta:cell-count="420" meta:object-count="0"/>
  </office:meta>
</office:document-meta>
</file>